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93c" officeooo:paragraph-rsid="0015a93c"/>
    </style:style>
    <style:style style:name="P2" style:family="paragraph" style:parent-style-name="Standard">
      <style:text-properties officeooo:rsid="0016a4bb" officeooo:paragraph-rsid="0016a4bb"/>
    </style:style>
    <style:style style:name="P3" style:family="paragraph" style:parent-style-name="Standard">
      <style:text-properties officeooo:rsid="0018438a" officeooo:paragraph-rsid="0018438a"/>
    </style:style>
    <style:style style:name="P4" style:family="paragraph" style:parent-style-name="Standard">
      <style:text-properties officeooo:rsid="0018d337" officeooo:paragraph-rsid="0018d337"/>
    </style:style>
    <style:style style:name="P5" style:family="paragraph" style:parent-style-name="Standard">
      <style:text-properties officeooo:rsid="001a420e" officeooo:paragraph-rsid="001c0f9a"/>
    </style:style>
    <style:style style:name="P6" style:family="paragraph" style:parent-style-name="Standard">
      <style:text-properties officeooo:rsid="001c3b7c" officeooo:paragraph-rsid="001c3b7c"/>
    </style:style>
    <style:style style:name="P7" style:family="paragraph" style:parent-style-name="Standard">
      <style:text-properties officeooo:rsid="001d4b8a" officeooo:paragraph-rsid="001d4b8a"/>
    </style:style>
    <style:style style:name="P8" style:family="paragraph" style:parent-style-name="Standard">
      <style:text-properties officeooo:rsid="001e338c" officeooo:paragraph-rsid="001e338c"/>
    </style:style>
    <style:style style:name="T1" style:family="text">
      <style:text-properties officeooo:rsid="001c0f9a"/>
    </style:style>
    <style:style style:name="T2" style:family="text">
      <style:text-properties officeooo:rsid="001d4b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TP bruteforce : On filtre avec <text:a xlink:type="simple" xlink:href="ftp://ftp.response.code/" text:style-name="Internet_20_link" text:visited-style-name="Visited_20_Internet_20_Link">ftp.response.code</text:a> == 530, on doit remarquer beaucou de requete à la suite</text:p>
      <text:p text:style-name="P1">SSH-Bruteforce : apres le DH Key exchange si l’authentification est réussi, la taille du paquet est importante. Si elle echoue elle est faible. Si beaucoup de reponse faile sont envoyé dans un laps de temp court, alors bruteforce</text:p>
      <text:p text:style-name="P1">Hulk DoS : Plein de requete GET HTTP d’une meme adresse</text:p>
      <text:p text:style-name="P2">GoldenEye DoS : meme chose que precedemment</text:p>
      <text:p text:style-name="P2">SlowLorris DoS : Beaucoup de TCP handshake suivi d’uniquement un TCP segment et pas de FIN.</text:p>
      <text:p text:style-name="P3">Slowhttptest : Requete Post suivi de pâquet de donné faible envoyé à intervalle régulier</text:p>
      <text:p text:style-name="P4">Heartleech : Heartbleed ??</text:p>
      <text:p text:style-name="P5">DdoS-LOIC-HTTP : requete Get ma<text:span text:style-name="T1">l formé (avec le message de l’attaquant)</text:span></text:p>
      <text:p text:style-name="P6">Ddos-LOIC-UDP : Beaucoup de requete UDP dans un court laps de temp</text:p>
      <text:p text:style-name="P6">DdoS-HOIC : <text:span text:style-name="T2">Le header HTTP a des espace avant les caractéristique (« 20 » « 20 »)</text:span></text:p>
      <text:p text:style-name="P7">du au champ paramétré par l’attaquant en amont.</text:p>
      <text:p text:style-name="P8">Web bruteforce :</text:p>
      <text:p text:style-name="P8">XSS bruteforce :</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30:56.765204882</meta:creation-date>
    <dc:date>2021-03-02T18:47:37.584338957</dc:date>
    <meta:editing-duration>PT4H44M39S</meta:editing-duration>
    <meta:editing-cycles>1</meta:editing-cycles>
    <meta:document-statistic meta:table-count="0" meta:image-count="0" meta:object-count="0" meta:page-count="1" meta:paragraph-count="13" meta:word-count="162" meta:character-count="934" meta:non-whitespace-character-count="785"/>
    <meta:generator>LibreOffice/6.4.4.2$Linux_X86_64 LibreOffice_project/40$Build-2</meta:generator>
  </office:meta>
</office:document-meta>
</file>